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eb75" officeooo:paragraph-rsid="0000eb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ализация и исследование алгоритмов построения окружности и эллипса. </text:p>
      <text:p text:style-name="P1">1) построение окружности</text:p>
      <text:p text:style-name="P1">- возможность отрисовки отдельной окружности, задается радиус, центр(можно задать по умолчанию), цвет</text:p>
      <text:p text:style-name="P1">- выбор алгоритма</text:p>
      <text:p text:style-name="P1">-исследование временных характеристик. Сравнить специальные алгоритмы и наши уравнения</text:p>
      <text:p text:style-name="P1">- можно использовать каноническое уравнение, параметрическое уравнение, алгоритм Брезенхема, алгоритм средней точки. Сравнить один из этих алгоритмов с библиотечной функцией.</text:p>
      <text:p text:style-name="P1">-нарисовать спектр окружностей(задается начальный и конечный радиус, шаг изменения радиуса, количество окружностей, задать три из четырех параметров)</text:p>
      <text:p text:style-name="P1">-предоставить возможность быстрого выбора цвета фона. </text:p>
      <text:p text:style-name="P1">2) Аналогично для эллипса. Задаются полуоси. Концентрические эллипсы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3-14T12:39:23.480000000</dc:date>
    <meta:editing-duration>PT3H33M51S</meta:editing-duration>
    <meta:editing-cycles>1</meta:editing-cycles>
    <meta:document-statistic meta:table-count="0" meta:image-count="0" meta:object-count="0" meta:page-count="1" meta:paragraph-count="10" meta:word-count="86" meta:character-count="744" meta:non-whitespace-character-count="664"/>
  </office:meta>
</office:document-meta>
</file>